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Configuration.setDocumentHandler( XMLDocumentHandler docum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Configuration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addCommon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XML11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11Configuration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11Configuration.parse( boolean complet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ML11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resetXML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configureXML11Pipelin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XML11Configuration.setProperty( String propertyId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11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onfiguratio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checkProperty( String property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11Configura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11Configuration.add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addRecognizedParamsAndSetDefaults( XML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11Configuration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XML11Configuration( SymbolTable symbolTable , XMLGrammarPool grammarPool , XMLComponentManager parentSett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XML11Configuration.XML11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resetComm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setFeature( String featureId , boolean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Configuration.addXML11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Configuration.checkFeature( String featureId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ML11Configuration.getFeature0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XML11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initXML11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11Configuration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onfiguration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11Configuration.configurePipelin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